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o1" style:family="table-column">
      <style:table-column-properties fo:break-before="auto" style:column-width="0.899583333333333cm" style:use-optimal-column-width="true"/>
    </style:style>
    <style:style style:name="co2" style:family="table-column">
      <style:table-column-properties fo:break-before="auto" style:column-width="2.11666666666667cm"/>
    </style:style>
    <style:style style:name="co3" style:family="table-column">
      <style:table-column-properties fo:break-before="auto" style:column-width="11.2447916666667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895833333333cm"/>
    </style:style>
    <style:style style:name="co8" style:family="table-column">
      <style:table-column-properties fo:break-before="auto" style:column-width="2.16958333333333cm"/>
    </style:style>
    <style:style style:name="co9" style:family="table-column">
      <style:table-column-properties fo:break-before="auto" style:column-width="2.143125cm"/>
    </style:style>
    <style:style style:name="co10" style:family="table-column">
      <style:table-column-properties fo:break-before="auto" style:column-width="2.27541666666667cm"/>
    </style:style>
    <style:style style:name="co11" style:family="table-column">
      <style:table-column-properties fo:break-before="auto" style:column-width="2.98979166666667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4229166666667cm"/>
    </style:style>
    <style:style style:name="co15" style:family="table-column">
      <style:table-column-properties fo:break-before="auto" style:column-width="3.28083333333333cm"/>
    </style:style>
    <style:style style:name="co16" style:family="table-column">
      <style:table-column-properties fo:break-before="auto" style:column-width="2.35479166666667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6645833333333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60625cm"/>
    </style:style>
    <style:style style:name="co22" style:family="table-column">
      <style:table-column-properties fo:break-before="auto" style:column-width="2.67229166666667cm"/>
    </style:style>
    <style:style style:name="co23" style:family="table-column">
      <style:table-column-properties fo:break-before="auto" style:column-width="2.03729166666667cm"/>
    </style:style>
    <style:style style:name="co24" style:family="table-column">
      <style:table-column-properties fo:break-before="auto" style:column-width="1.79916666666667cm"/>
    </style:style>
    <style:style style:name="ro1" style:family="table-row">
      <style:table-row-properties style:row-height="84.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vember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297" table:style-name="ce5">
            <text:p>297</text:p>
          </table:table-cell>
          <table:table-cell office:value-type="float" office:value="282.43541000000005" table:style-name="ce5">
            <text:p>282</text:p>
          </table:table-cell>
          <table:table-cell office:value-type="float" office:value="725" table:style-name="ce5">
            <text:p>725</text:p>
          </table:table-cell>
          <table:table-cell office:value-type="float" office:value="699.15795000000003" table:style-name="ce5">
            <text:p>699</text:p>
          </table:table-cell>
          <table:table-cell office:value-type="float" office:value="4298" table:style-name="ce5">
            <text:p>4,298</text:p>
          </table:table-cell>
          <table:table-cell office:value-type="float" office:value="4176.8140699999976" table:style-name="ce5">
            <text:p>4,177</text:p>
          </table:table-cell>
          <table:table-cell office:value-type="float" office:value="2815" table:style-name="ce5">
            <text:p>2,815</text:p>
          </table:table-cell>
          <table:table-cell office:value-type="float" office:value="2754.7466699999995" table:style-name="ce5">
            <text:p>2,755</text:p>
          </table:table-cell>
          <table:table-cell office:value-type="float" office:value="181" table:style-name="ce5">
            <text:p>181</text:p>
          </table:table-cell>
          <table:table-cell office:value-type="float" office:value="176.95650999999998" table:style-name="ce5">
            <text:p>177</text:p>
          </table:table-cell>
          <table:table-cell office:value-type="float" office:value="28" table:style-name="ce5">
            <text:p>28</text:p>
          </table:table-cell>
          <table:table-cell office:value-type="float" office:value="26.35811" table:style-name="ce5">
            <text:p>26</text:p>
          </table:table-cell>
          <table:table-cell office:value-type="float" office:value="8344" table:style-name="ce5">
            <text:p>8,344</text:p>
          </table:table-cell>
          <table:table-cell office:value-type="float" office:value="8116.4687199999971" table:style-name="ce5">
            <text:p>8,116</text:p>
          </table:table-cell>
          <table:table-cell office:value-type="string" table:style-name="ce6">
            <text:p>-</text:p>
          </table:table-cell>
          <table:table-cell office:value-type="float" office:value="37.565753618787326" table:style-name="ce5">
            <text:p>38</text:p>
          </table:table-cell>
          <table:table-cell office:value-type="string" table:style-name="ce6">
            <text:p>-</text:p>
          </table:table-cell>
          <table:table-cell office:value-type="float" office:value="272.77533333350021" table:style-name="ce5">
            <text:p>273</text:p>
          </table:table-cell>
          <table:table-cell office:value-type="string" table:style-name="ce6">
            <text:p>-</text:p>
          </table:table-cell>
          <table:table-cell office:value-type="float" office:value="1.125" table:style-name="ce5">
            <text:p>1</text:p>
          </table:table-cell>
          <table:table-cell office:value-type="string" table:style-name="ce6">
            <text:p>-</text:p>
          </table:table-cell>
          <table:table-cell office:value-type="float" office:value="311.46608695228753" table:style-name="ce5">
            <text:p>311</text:p>
          </table:table-cell>
          <table:table-cell office:value-type="string" table:style-name="ce6">
            <text:p>-</text:p>
          </table:table-cell>
          <table:table-cell office:value-type="string" table:style-name="ce6">
            <text:p>-</text:p>
          </table:table-cell>
          <table:table-cell office:value-type="float" office:value="8427.9348069522839" table:style-name="ce5">
            <text:p>8,428</text:p>
          </table:table-cell>
          <table:table-cell office:value-type="float" office:value="33535129.670000002" table:style-name="ce5">
            <text:p>33,535,130</text:p>
          </table:table-cell>
          <table:table-cell office:value-type="float" office:value="1078121.3099999998" table:style-name="ce5">
            <text:p>1,078,121</text:p>
          </table:table-cell>
          <table:table-cell office:value-type="float" office:value="3594816.8899999997" table:style-name="ce5">
            <text:p>3,594,817</text:p>
          </table:table-cell>
          <table:table-cell office:value-type="float" office:value="113456.37999999999" table:style-name="ce5">
            <text:p>113,456</text:p>
          </table:table-cell>
          <table:table-cell office:value-type="float" office:value="10080347.550000001" table:style-name="ce5">
            <text:p>10,080,348</text:p>
          </table:table-cell>
          <table:table-cell office:value-type="float" office:value="5016661.4799999995" table:style-name="ce5">
            <text:p>5,016,661</text:p>
          </table:table-cell>
          <table:table-cell office:value-type="float" office:value="53418533.280000009" table:style-name="ce5">
            <text:p>53,418,533</text:p>
          </table:table-cell>
          <table:table-cell office:value-type="float" office:value="3799503.2200000007" table:style-name="ce7">
            <text:p>3,799,503</text:p>
          </table:table-cell>
          <table:table-cell office:value-type="float" office:value="287683.98" table:style-name="ce7">
            <text:p>287,684</text:p>
          </table:table-cell>
          <table:table-cell office:value-type="float" office:value="4087187.2000000007" table:style-name="ce7">
            <text:p>4,087,187</text:p>
          </table:table-cell>
          <table:table-cell office:value-type="float" office:value="57505720.480000012" table:style-name="ce7">
            <text:p>57,505,720</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45" table:style-name="ce5">
            <text:p>145</text:p>
          </table:table-cell>
          <table:table-cell office:value-type="float" office:value="131.47977999999998" table:style-name="ce5">
            <text:p>131</text:p>
          </table:table-cell>
          <table:table-cell office:value-type="float" office:value="107" table:style-name="ce5">
            <text:p>107</text:p>
          </table:table-cell>
          <table:table-cell office:value-type="float" office:value="98.718369999999993" table:style-name="ce5">
            <text:p>99</text:p>
          </table:table-cell>
          <table:table-cell office:value-type="float" office:value="111" table:style-name="ce5">
            <text:p>111</text:p>
          </table:table-cell>
          <table:table-cell office:value-type="float" office:value="105.88919000000001" table:style-name="ce5">
            <text:p>106</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75" table:style-name="ce5">
            <text:p>375</text:p>
          </table:table-cell>
          <table:table-cell office:value-type="float" office:value="346.88462999999996" table:style-name="ce5">
            <text:p>347</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string" table:style-name="ce6">
            <text:p>-</text:p>
          </table:table-cell>
          <table:table-cell office:value-type="float" office:value="349.88462999999996" table:style-name="ce5">
            <text:p>350</text:p>
          </table:table-cell>
          <table:table-cell office:value-type="float" office:value="924727.44" table:style-name="ce5">
            <text:p>924,727</text:p>
          </table:table-cell>
          <table:table-cell office:value-type="float" office:value="10146.870000000001" table:style-name="ce5">
            <text:p>10,147</text:p>
          </table:table-cell>
          <table:table-cell office:value-type="float" office:value="24260.850000000002" table:style-name="ce5">
            <text:p>24,261</text:p>
          </table:table-cell>
          <table:table-cell office:value-type="float" office:value="19816.690000000002" table:style-name="ce5">
            <text:p>19,817</text:p>
          </table:table-cell>
          <table:table-cell office:value-type="float" office:value="271442.15000000002" table:style-name="ce5">
            <text:p>271,442</text:p>
          </table:table-cell>
          <table:table-cell office:value-type="float" office:value="130061.32" table:style-name="ce5">
            <text:p>130,061</text:p>
          </table:table-cell>
          <table:table-cell office:value-type="float" office:value="1380455.32" table:style-name="ce5">
            <text:p>1,380,455</text:p>
          </table:table-cell>
          <table:table-cell office:value-type="float" office:value="9135" table:style-name="ce7">
            <text:p>9,135</text:p>
          </table:table-cell>
          <table:table-cell office:value-type="float" office:value="0" table:style-name="ce7">
            <text:p>0</text:p>
          </table:table-cell>
          <table:table-cell office:value-type="float" office:value="9135" table:style-name="ce7">
            <text:p>9,135</text:p>
          </table:table-cell>
          <table:table-cell office:value-type="float" office:value="1389590.32" table:style-name="ce7">
            <text:p>1,389,590</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62" table:style-name="ce5">
            <text:p>9,062</text:p>
          </table:table-cell>
          <table:table-cell office:value-type="float" office:value="7891.4710200001091" table:style-name="ce5">
            <text:p>7,891</text:p>
          </table:table-cell>
          <table:table-cell office:value-type="float" office:value="2850" table:style-name="ce5">
            <text:p>2,850</text:p>
          </table:table-cell>
          <table:table-cell office:value-type="float" office:value="2682.077479999994" table:style-name="ce5">
            <text:p>2,682</text:p>
          </table:table-cell>
          <table:table-cell office:value-type="float" office:value="3241" table:style-name="ce5">
            <text:p>3,241</text:p>
          </table:table-cell>
          <table:table-cell office:value-type="float" office:value="3075.0154699999925" table:style-name="ce5">
            <text:p>3,075</text:p>
          </table:table-cell>
          <table:table-cell office:value-type="float" office:value="892" table:style-name="ce5">
            <text:p>892</text:p>
          </table:table-cell>
          <table:table-cell office:value-type="float" office:value="867.51024000000018" table:style-name="ce5">
            <text:p>868</text:p>
          </table:table-cell>
          <table:table-cell office:value-type="float" office:value="64" table:style-name="ce5">
            <text:p>64</text:p>
          </table:table-cell>
          <table:table-cell office:value-type="float" office:value="63.9" table:style-name="ce5">
            <text:p>64</text:p>
          </table:table-cell>
          <table:table-cell office:value-type="float" office:value="0" table:style-name="ce5">
            <text:p>0</text:p>
          </table:table-cell>
          <table:table-cell office:value-type="float" office:value="0" table:style-name="ce5">
            <text:p>0</text:p>
          </table:table-cell>
          <table:table-cell office:value-type="float" office:value="16109" table:style-name="ce5">
            <text:p>16,109</text:p>
          </table:table-cell>
          <table:table-cell office:value-type="float" office:value="14579.974210000095" table:style-name="ce5">
            <text:p>14,580</text:p>
          </table:table-cell>
          <table:table-cell office:value-type="string" table:style-name="ce6">
            <text:p>-</text:p>
          </table:table-cell>
          <table:table-cell office:value-type="float" office:value="1731.9391891891908" table:style-name="ce5">
            <text:p>1,732</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731.9391891891908" table:style-name="ce5">
            <text:p>1,732</text:p>
          </table:table-cell>
          <table:table-cell office:value-type="string" table:style-name="ce6">
            <text:p>-</text:p>
          </table:table-cell>
          <table:table-cell office:value-type="string" table:style-name="ce6">
            <text:p>-</text:p>
          </table:table-cell>
          <table:table-cell office:value-type="float" office:value="16311.913399189285" table:style-name="ce5">
            <text:p>16,312</text:p>
          </table:table-cell>
          <table:table-cell office:value-type="float" office:value="39125924.749999993" table:style-name="ce5">
            <text:p>39,125,925</text:p>
          </table:table-cell>
          <table:table-cell office:value-type="float" office:value="687180.34000000008" table:style-name="ce5">
            <text:p>687,180</text:p>
          </table:table-cell>
          <table:table-cell office:value-type="float" office:value="404563.25" table:style-name="ce5">
            <text:p>404,563</text:p>
          </table:table-cell>
          <table:table-cell office:value-type="float" office:value="742794.02" table:style-name="ce5">
            <text:p>742,794</text:p>
          </table:table-cell>
          <table:table-cell office:value-type="float" office:value="11599255.35" table:style-name="ce5">
            <text:p>11,599,255</text:p>
          </table:table-cell>
          <table:table-cell office:value-type="float" office:value="5407047.5200000005" table:style-name="ce5">
            <text:p>5,407,048</text:p>
          </table:table-cell>
          <table:table-cell office:value-type="float" office:value="57966765.230000004" table:style-name="ce5">
            <text:p>57,966,765</text:p>
          </table:table-cell>
          <table:table-cell office:value-type="float" office:value="7382558.5400000019" table:style-name="ce7">
            <text:p>7,382,559</text:p>
          </table:table-cell>
          <table:table-cell office:value-type="float" office:value="26670" table:style-name="ce7">
            <text:p>26,670</text:p>
          </table:table-cell>
          <table:table-cell office:value-type="float" office:value="7409228.5400000019" table:style-name="ce7">
            <text:p>7,409,229</text:p>
          </table:table-cell>
          <table:table-cell office:value-type="float" office:value="65375993.770000003" table:style-name="ce7">
            <text:p>65,375,994</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503" table:style-name="ce5">
            <text:p>503</text:p>
          </table:table-cell>
          <table:table-cell office:value-type="float" office:value="450.76216000000016" table:style-name="ce5">
            <text:p>451</text:p>
          </table:table-cell>
          <table:table-cell office:value-type="float" office:value="395" table:style-name="ce5">
            <text:p>395</text:p>
          </table:table-cell>
          <table:table-cell office:value-type="float" office:value="363.7106" table:style-name="ce5">
            <text:p>364</text:p>
          </table:table-cell>
          <table:table-cell office:value-type="float" office:value="369" table:style-name="ce5">
            <text:p>369</text:p>
          </table:table-cell>
          <table:table-cell office:value-type="float" office:value="353.49896000000018" table:style-name="ce5">
            <text:p>353</text:p>
          </table:table-cell>
          <table:table-cell office:value-type="float" office:value="92" table:style-name="ce5">
            <text:p>92</text:p>
          </table:table-cell>
          <table:table-cell office:value-type="float" office:value="90.854060000000004" table:style-name="ce5">
            <text:p>91</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69" table:style-name="ce5">
            <text:p>1,369</text:p>
          </table:table-cell>
          <table:table-cell office:value-type="float" office:value="1268.1411000000001" table:style-name="ce5">
            <text:p>1,268</text:p>
          </table:table-cell>
          <table:table-cell office:value-type="string" table:style-name="ce6">
            <text:p>-</text:p>
          </table:table-cell>
          <table:table-cell office:value-type="float" office:value="12" table:style-name="ce5">
            <text:p>12</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5" table:style-name="ce5">
            <text:p>15</text:p>
          </table:table-cell>
          <table:table-cell office:value-type="string" table:style-name="ce6">
            <text:p>-</text:p>
          </table:table-cell>
          <table:table-cell office:value-type="string" table:style-name="ce6">
            <text:p>-</text:p>
          </table:table-cell>
          <table:table-cell office:value-type="float" office:value="1283.1411000000001" table:style-name="ce5">
            <text:p>1,283</text:p>
          </table:table-cell>
          <table:table-cell office:value-type="float" office:value="4094444.53" table:style-name="ce5">
            <text:p>4,094,445</text:p>
          </table:table-cell>
          <table:table-cell office:value-type="float" office:value="20888.919999999998" table:style-name="ce5">
            <text:p>20,889</text:p>
          </table:table-cell>
          <table:table-cell office:value-type="float" office:value="58813.75" table:style-name="ce5">
            <text:p>58,814</text:p>
          </table:table-cell>
          <table:table-cell office:value-type="float" office:value="49682.87" table:style-name="ce5">
            <text:p>49,683</text:p>
          </table:table-cell>
          <table:table-cell office:value-type="float" office:value="958972.51" table:style-name="ce5">
            <text:p>958,973</text:p>
          </table:table-cell>
          <table:table-cell office:value-type="float" office:value="465708.19000000006" table:style-name="ce5">
            <text:p>465,708</text:p>
          </table:table-cell>
          <table:table-cell office:value-type="float" office:value="5648510.7699999996" table:style-name="ce5">
            <text:p>5,648,511</text:p>
          </table:table-cell>
          <table:table-cell office:value-type="float" office:value="85690.35" table:style-name="ce7">
            <text:p>85,690</text:p>
          </table:table-cell>
          <table:table-cell office:value-type="float" office:value="0" table:style-name="ce7">
            <text:p>0</text:p>
          </table:table-cell>
          <table:table-cell office:value-type="float" office:value="85690.35" table:style-name="ce7">
            <text:p>85,690</text:p>
          </table:table-cell>
          <table:table-cell office:value-type="float" office:value="5734201.1199999992" table:style-name="ce7">
            <text:p>5,734,201</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8826" table:style-name="ce5">
            <text:p>28,826</text:p>
          </table:table-cell>
          <table:table-cell office:value-type="float" office:value="27115.73273" table:style-name="ce5">
            <text:p>27,116</text:p>
          </table:table-cell>
          <table:table-cell office:value-type="float" office:value="7678" table:style-name="ce5">
            <text:p>7,678</text:p>
          </table:table-cell>
          <table:table-cell office:value-type="float" office:value="7305.6862099999998" table:style-name="ce5">
            <text:p>7,306</text:p>
          </table:table-cell>
          <table:table-cell office:value-type="float" office:value="7869" table:style-name="ce5">
            <text:p>7,869</text:p>
          </table:table-cell>
          <table:table-cell office:value-type="float" office:value="7490.5162600000003" table:style-name="ce5">
            <text:p>7,491</text:p>
          </table:table-cell>
          <table:table-cell office:value-type="float" office:value="961" table:style-name="ce5">
            <text:p>961</text:p>
          </table:table-cell>
          <table:table-cell office:value-type="float" office:value="940.03412000000003" table:style-name="ce5">
            <text:p>940</text:p>
          </table:table-cell>
          <table:table-cell office:value-type="float" office:value="53" table:style-name="ce5">
            <text:p>53</text:p>
          </table:table-cell>
          <table:table-cell office:value-type="float" office:value="51.675669999999997" table:style-name="ce5">
            <text:p>52</text:p>
          </table:table-cell>
          <table:table-cell office:value-type="float" office:value="23051" table:style-name="ce5">
            <text:p>23,051</text:p>
          </table:table-cell>
          <table:table-cell office:value-type="float" office:value="21423.093250000002" table:style-name="ce5">
            <text:p>21,423</text:p>
          </table:table-cell>
          <table:table-cell office:value-type="float" office:value="68438" table:style-name="ce5">
            <text:p>68,438</text:p>
          </table:table-cell>
          <table:table-cell office:value-type="float" office:value="64326.738240000006" table:style-name="ce5">
            <text:p>64,327</text:p>
          </table:table-cell>
          <table:table-cell office:value-type="string" table:style-name="ce6">
            <text:p>-</text:p>
          </table:table-cell>
          <table:table-cell office:value-type="float" office:value="885.74333837791573" table:style-name="ce5">
            <text:p>886</text:p>
          </table:table-cell>
          <table:table-cell office:value-type="string" table:style-name="ce6">
            <text:p>-</text:p>
          </table:table-cell>
          <table:table-cell office:value-type="float" office:value="246.04284797345667" table:style-name="ce5">
            <text:p>246</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131.7861863513724" table:style-name="ce5">
            <text:p>1,132</text:p>
          </table:table-cell>
          <table:table-cell office:value-type="string" table:style-name="ce6">
            <text:p>-</text:p>
          </table:table-cell>
          <table:table-cell office:value-type="string" table:style-name="ce6">
            <text:p>-</text:p>
          </table:table-cell>
          <table:table-cell office:value-type="float" office:value="65458.524426351381" table:style-name="ce5">
            <text:p>65,459</text:p>
          </table:table-cell>
          <table:table-cell office:value-type="float" office:value="188685294.98000002" table:style-name="ce5">
            <text:p>188,685,295</text:p>
          </table:table-cell>
          <table:table-cell office:value-type="float" office:value="24025389.630000003" table:style-name="ce5">
            <text:p>24,025,390</text:p>
          </table:table-cell>
          <table:table-cell office:value-type="float" office:value="1599956.7199999997" table:style-name="ce5">
            <text:p>1,599,957</text:p>
          </table:table-cell>
          <table:table-cell office:value-type="float" office:value="10892923.18" table:style-name="ce5">
            <text:p>10,892,923</text:p>
          </table:table-cell>
          <table:table-cell office:value-type="float" office:value="57895582.270000011" table:style-name="ce5">
            <text:p>57,895,582</text:p>
          </table:table-cell>
          <table:table-cell office:value-type="float" office:value="28208745.390000001" table:style-name="ce5">
            <text:p>28,208,745</text:p>
          </table:table-cell>
          <table:table-cell office:value-type="float" office:value="311307892.17000002" table:style-name="ce5">
            <text:p>311,307,892</text:p>
          </table:table-cell>
          <table:table-cell office:value-type="float" office:value="4872632.16" table:style-name="ce7">
            <text:p>4,872,632</text:p>
          </table:table-cell>
          <table:table-cell office:value-type="float" office:value="30185.77" table:style-name="ce7">
            <text:p>30,186</text:p>
          </table:table-cell>
          <table:table-cell office:value-type="float" office:value="4902817.93" table:style-name="ce7">
            <text:p>4,902,818</text:p>
          </table:table-cell>
          <table:table-cell office:value-type="float" office:value="316210710.10000002" table:style-name="ce7">
            <text:p>316,210,710</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112" table:style-name="ce5">
            <text:p>1,112</text:p>
          </table:table-cell>
          <table:table-cell office:value-type="float" office:value="1002.0468699999974" table:style-name="ce5">
            <text:p>1,002</text:p>
          </table:table-cell>
          <table:table-cell office:value-type="float" office:value="493" table:style-name="ce5">
            <text:p>493</text:p>
          </table:table-cell>
          <table:table-cell office:value-type="float" office:value="472.56323000000015" table:style-name="ce5">
            <text:p>473</text:p>
          </table:table-cell>
          <table:table-cell office:value-type="float" office:value="198" table:style-name="ce5">
            <text:p>198</text:p>
          </table:table-cell>
          <table:table-cell office:value-type="float" office:value="188.96137999999999" table:style-name="ce5">
            <text:p>189</text:p>
          </table:table-cell>
          <table:table-cell office:value-type="float" office:value="53" table:style-name="ce5">
            <text:p>53</text:p>
          </table:table-cell>
          <table:table-cell office:value-type="float" office:value="52.040519999999994" table:style-name="ce5">
            <text:p>52</text:p>
          </table:table-cell>
          <table:table-cell office:value-type="float" office:value="5" table:style-name="ce5">
            <text:p>5</text:p>
          </table:table-cell>
          <table:table-cell office:value-type="float" office:value="5" table:style-name="ce5">
            <text:p>5</text:p>
          </table:table-cell>
          <table:table-cell office:value-type="float" office:value="0" table:style-name="ce5">
            <text:p>0</text:p>
          </table:table-cell>
          <table:table-cell office:value-type="float" office:value="0" table:style-name="ce5">
            <text:p>0</text:p>
          </table:table-cell>
          <table:table-cell office:value-type="float" office:value="1861" table:style-name="ce5">
            <text:p>1,861</text:p>
          </table:table-cell>
          <table:table-cell office:value-type="float" office:value="1720.6119999999976" table:style-name="ce5">
            <text:p>1,721</text:p>
          </table:table-cell>
          <table:table-cell office:value-type="string" table:style-name="ce6">
            <text:p>-</text:p>
          </table:table-cell>
          <table:table-cell office:value-type="float" office:value="229.1" table:style-name="ce5">
            <text:p>229</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29.1" table:style-name="ce5">
            <text:p>229</text:p>
          </table:table-cell>
          <table:table-cell office:value-type="string" table:style-name="ce6">
            <text:p>-</text:p>
          </table:table-cell>
          <table:table-cell office:value-type="string" table:style-name="ce6">
            <text:p>-</text:p>
          </table:table-cell>
          <table:table-cell office:value-type="float" office:value="1949.7119999999975" table:style-name="ce5">
            <text:p>1,950</text:p>
          </table:table-cell>
          <table:table-cell office:value-type="float" office:value="4205322.2699999996" table:style-name="ce5">
            <text:p>4,205,322</text:p>
          </table:table-cell>
          <table:table-cell office:value-type="float" office:value="53793.659999999996" table:style-name="ce5">
            <text:p>53,794</text:p>
          </table:table-cell>
          <table:table-cell office:value-type="float" office:value="19632.749999999996" table:style-name="ce5">
            <text:p>19,633</text:p>
          </table:table-cell>
          <table:table-cell office:value-type="float" office:value="314226.64999999997" table:style-name="ce5">
            <text:p>314,227</text:p>
          </table:table-cell>
          <table:table-cell office:value-type="float" office:value="1163478.2100000002" table:style-name="ce5">
            <text:p>1,163,478</text:p>
          </table:table-cell>
          <table:table-cell office:value-type="float" office:value="579263.49" table:style-name="ce5">
            <text:p>579,263</text:p>
          </table:table-cell>
          <table:table-cell office:value-type="float" office:value="6335717.0300000003" table:style-name="ce5">
            <text:p>6,335,717</text:p>
          </table:table-cell>
          <table:table-cell office:value-type="float" office:value="761183.49999999988" table:style-name="ce7">
            <text:p>761,184</text:p>
          </table:table-cell>
          <table:table-cell office:value-type="float" office:value="0" table:style-name="ce7">
            <text:p>0</text:p>
          </table:table-cell>
          <table:table-cell office:value-type="float" office:value="761183.49999999988" table:style-name="ce7">
            <text:p>761,184</text:p>
          </table:table-cell>
          <table:table-cell office:value-type="float" office:value="7096900.5300000003" table:style-name="ce7">
            <text:p>7,096,901</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42" table:style-name="ce5">
            <text:p>2,242</text:p>
          </table:table-cell>
          <table:table-cell office:value-type="float" office:value="2017.5776126126088" table:style-name="ce5">
            <text:p>2,018</text:p>
          </table:table-cell>
          <table:table-cell office:value-type="float" office:value="2242" table:style-name="ce5">
            <text:p>2,242</text:p>
          </table:table-cell>
          <table:table-cell office:value-type="float" office:value="2017.5776126126088" table:style-name="ce5">
            <text:p>2,018</text:p>
          </table:table-cell>
          <table:table-cell office:value-type="float" office:value="91" table:style-name="ce5">
            <text:p>91</text:p>
          </table:table-cell>
          <table:table-cell office:value-type="float" office:value="91" table:style-name="ce5">
            <text:p>91</text:p>
          </table:table-cell>
          <table:table-cell office:value-type="float" office:value="3" table:style-name="ce5">
            <text:p>3</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94" table:style-name="ce5">
            <text:p>94</text:p>
          </table:table-cell>
          <table:table-cell office:value-type="float" office:value="94" table:style-name="ce5">
            <text:p>94</text:p>
          </table:table-cell>
          <table:table-cell office:value-type="string" table:style-name="ce6">
            <text:p>-</text:p>
          </table:table-cell>
          <table:table-cell office:value-type="float" office:value="2336" table:style-name="ce5">
            <text:p>2,336</text:p>
          </table:table-cell>
          <table:table-cell office:value-type="float" office:value="2111.5776126126088" table:style-name="ce5">
            <text:p>2,112</text:p>
          </table:table-cell>
          <table:table-cell office:value-type="float" office:value="10748057.909999989" table:style-name="ce5">
            <text:p>10,748,05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748057.909999989" table:style-name="ce5">
            <text:p>10,748,058</text:p>
          </table:table-cell>
          <table:table-cell office:value-type="float" office:value="729038.51999999979" table:style-name="ce7">
            <text:p>729,039</text:p>
          </table:table-cell>
          <table:table-cell office:value-type="float" office:value="0" table:style-name="ce7">
            <text:p>0</text:p>
          </table:table-cell>
          <table:table-cell office:value-type="float" office:value="729038.51999999979" table:style-name="ce7">
            <text:p>729,039</text:p>
          </table:table-cell>
          <table:table-cell office:value-type="float" office:value="11477096.429999989" table:style-name="ce7">
            <text:p>11,477,096</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3" table:style-name="ce5">
            <text:p>123</text:p>
          </table:table-cell>
          <table:table-cell office:value-type="float" office:value="116.02" table:style-name="ce5">
            <text:p>116</text:p>
          </table:table-cell>
          <table:table-cell office:value-type="float" office:value="123" table:style-name="ce5">
            <text:p>123</text:p>
          </table:table-cell>
          <table:table-cell office:value-type="float" office:value="116.02" table:style-name="ce5">
            <text:p>11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23" table:style-name="ce5">
            <text:p>123</text:p>
          </table:table-cell>
          <table:table-cell office:value-type="float" office:value="116.02" table:style-name="ce5">
            <text:p>116</text:p>
          </table:table-cell>
          <table:table-cell office:value-type="float" office:value="669498" table:style-name="ce5">
            <text:p>669,498</text:p>
          </table:table-cell>
          <table:table-cell office:value-type="float" office:value="0" table:style-name="ce5">
            <text:p>0</text:p>
          </table:table-cell>
          <table:table-cell office:value-type="float" office:value="9200" table:style-name="ce5">
            <text:p>9,20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78698" table:style-name="ce5">
            <text:p>678,69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678698" table:style-name="ce7">
            <text:p>678,698</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2" table:style-name="ce5">
            <text:p>2</text:p>
          </table:table-cell>
          <table:table-cell office:value-type="float" office:value="2" table:style-name="ce5">
            <text:p>2</text:p>
          </table:table-cell>
          <table:table-cell office:value-type="float" office:value="23" table:style-name="ce5">
            <text:p>23</text:p>
          </table:table-cell>
          <table:table-cell office:value-type="float" office:value="23" table:style-name="ce5">
            <text:p>23</text:p>
          </table:table-cell>
          <table:table-cell office:value-type="float" office:value="75" table:style-name="ce5">
            <text:p>75</text:p>
          </table:table-cell>
          <table:table-cell office:value-type="float" office:value="73.12" table:style-name="ce5">
            <text:p>73</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13" table:style-name="ce5">
            <text:p>113</text:p>
          </table:table-cell>
          <table:table-cell office:value-type="float" office:value="110.52000000000001" table:style-name="ce5">
            <text:p>111</text:p>
          </table:table-cell>
          <table:table-cell office:value-type="float" office:value="6" table:style-name="ce5">
            <text:p>6</text:p>
          </table:table-cell>
          <table:table-cell office:value-type="float" office:value="6" table:style-name="ce5">
            <text:p>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 table:style-name="ce5">
            <text:p>6</text:p>
          </table:table-cell>
          <table:table-cell office:value-type="float" office:value="6" table:style-name="ce5">
            <text:p>6</text:p>
          </table:table-cell>
          <table:table-cell office:value-type="string" table:style-name="ce6">
            <text:p>-</text:p>
          </table:table-cell>
          <table:table-cell office:value-type="float" office:value="119" table:style-name="ce5">
            <text:p>119</text:p>
          </table:table-cell>
          <table:table-cell office:value-type="float" office:value="116.52000000000001" table:style-name="ce5">
            <text:p>117</text:p>
          </table:table-cell>
          <table:table-cell office:value-type="float" office:value="407408.13999999996" table:style-name="ce5">
            <text:p>407,408</text:p>
          </table:table-cell>
          <table:table-cell office:value-type="float" office:value="6021.2199999999993" table:style-name="ce5">
            <text:p>6,021</text:p>
          </table:table-cell>
          <table:table-cell office:value-type="float" office:value="6206.25" table:style-name="ce5">
            <text:p>6,206</text:p>
          </table:table-cell>
          <table:table-cell office:value-type="float" office:value="2214.54" table:style-name="ce5">
            <text:p>2,215</text:p>
          </table:table-cell>
          <table:table-cell office:value-type="float" office:value="108175.76" table:style-name="ce5">
            <text:p>108,176</text:p>
          </table:table-cell>
          <table:table-cell office:value-type="float" office:value="56681.599999999999" table:style-name="ce5">
            <text:p>56,682</text:p>
          </table:table-cell>
          <table:table-cell office:value-type="float" office:value="586707.50999999989" table:style-name="ce5">
            <text:p>586,708</text:p>
          </table:table-cell>
          <table:table-cell office:value-type="float" office:value="23180.97" table:style-name="ce7">
            <text:p>23,181</text:p>
          </table:table-cell>
          <table:table-cell office:value-type="float" office:value="2088" table:style-name="ce7">
            <text:p>2,088</text:p>
          </table:table-cell>
          <table:table-cell office:value-type="float" office:value="25268.97" table:style-name="ce7">
            <text:p>25,269</text:p>
          </table:table-cell>
          <table:table-cell office:value-type="float" office:value="611976.47999999986" table:style-name="ce7">
            <text:p>611,976</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8" table:style-name="ce5">
            <text:p>48</text:p>
          </table:table-cell>
          <table:table-cell office:value-type="float" office:value="43.85" table:style-name="ce5">
            <text:p>44</text:p>
          </table:table-cell>
          <table:table-cell office:value-type="float" office:value="48" table:style-name="ce5">
            <text:p>48</text:p>
          </table:table-cell>
          <table:table-cell office:value-type="float" office:value="43.85" table:style-name="ce5">
            <text:p>44</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48" table:style-name="ce5">
            <text:p>48</text:p>
          </table:table-cell>
          <table:table-cell office:value-type="float" office:value="43.85" table:style-name="ce5">
            <text:p>44</text:p>
          </table:table-cell>
          <table:table-cell office:value-type="float" office:value="339087.25" table:style-name="ce5">
            <text:p>339,08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39087.25" table:style-name="ce5">
            <text:p>339,08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39087.25" table:style-name="ce7">
            <text:p>339,087</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7" table:style-name="ce5">
            <text:p>17</text:p>
          </table:table-cell>
          <table:table-cell office:value-type="float" office:value="15.6" table:style-name="ce5">
            <text:p>16</text:p>
          </table:table-cell>
          <table:table-cell office:value-type="float" office:value="149" table:style-name="ce5">
            <text:p>149</text:p>
          </table:table-cell>
          <table:table-cell office:value-type="float" office:value="143.80000000000001" table:style-name="ce5">
            <text:p>144</text:p>
          </table:table-cell>
          <table:table-cell office:value-type="float" office:value="62" table:style-name="ce5">
            <text:p>62</text:p>
          </table:table-cell>
          <table:table-cell office:value-type="float" office:value="61.2" table:style-name="ce5">
            <text:p>61</text:p>
          </table:table-cell>
          <table:table-cell office:value-type="float" office:value="11" table:style-name="ce5">
            <text:p>11</text:p>
          </table:table-cell>
          <table:table-cell office:value-type="float" office:value="10.1" table:style-name="ce5">
            <text:p>1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41" table:style-name="ce5">
            <text:p>241</text:p>
          </table:table-cell>
          <table:table-cell office:value-type="float" office:value="232.70000000000002" table:style-name="ce5">
            <text:p>23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41" table:style-name="ce5">
            <text:p>241</text:p>
          </table:table-cell>
          <table:table-cell office:value-type="float" office:value="232.70000000000002" table:style-name="ce5">
            <text:p>233</text:p>
          </table:table-cell>
          <table:table-cell office:value-type="float" office:value="644229.59" table:style-name="ce5">
            <text:p>644,230</text:p>
          </table:table-cell>
          <table:table-cell office:value-type="float" office:value="3723.1" table:style-name="ce5">
            <text:p>3,723</text:p>
          </table:table-cell>
          <table:table-cell office:value-type="float" office:value="6957" table:style-name="ce5">
            <text:p>6,957</text:p>
          </table:table-cell>
          <table:table-cell office:value-type="float" office:value="805.78" table:style-name="ce5">
            <text:p>806</text:p>
          </table:table-cell>
          <table:table-cell office:value-type="float" office:value="169518.80000000002" table:style-name="ce5">
            <text:p>169,519</text:p>
          </table:table-cell>
          <table:table-cell office:value-type="float" office:value="87645.67" table:style-name="ce5">
            <text:p>87,646</text:p>
          </table:table-cell>
          <table:table-cell office:value-type="float" office:value="912879.94000000006" table:style-name="ce5">
            <text:p>912,88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12879.94000000006" table:style-name="ce7">
            <text:p>912,880</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6" table:style-name="ce5">
            <text:p>16</text:p>
          </table:table-cell>
          <table:table-cell office:value-type="float" office:value="15.6" table:style-name="ce5">
            <text:p>16</text:p>
          </table:table-cell>
          <table:table-cell office:value-type="float" office:value="48" table:style-name="ce5">
            <text:p>48</text:p>
          </table:table-cell>
          <table:table-cell office:value-type="float" office:value="46.96" table:style-name="ce5">
            <text:p>47</text:p>
          </table:table-cell>
          <table:table-cell office:value-type="float" office:value="27" table:style-name="ce5">
            <text:p>27</text:p>
          </table:table-cell>
          <table:table-cell office:value-type="float" office:value="26.9"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6" table:style-name="ce5">
            <text:p>96</text:p>
          </table:table-cell>
          <table:table-cell office:value-type="float" office:value="94.460000000000008" table:style-name="ce5">
            <text:p>94</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6" table:style-name="ce5">
            <text:p>96</text:p>
          </table:table-cell>
          <table:table-cell office:value-type="float" office:value="94.460000000000008" table:style-name="ce5">
            <text:p>94</text:p>
          </table:table-cell>
          <table:table-cell office:value-type="float" office:value="401780.19" table:style-name="ce5">
            <text:p>401,780</text:p>
          </table:table-cell>
          <table:table-cell office:value-type="float" office:value="3572.08" table:style-name="ce5">
            <text:p>3,572</text:p>
          </table:table-cell>
          <table:table-cell office:value-type="float" office:value="7489.47" table:style-name="ce5">
            <text:p>7,489</text:p>
          </table:table-cell>
          <table:table-cell office:value-type="float" office:value="0" table:style-name="ce5">
            <text:p>0</text:p>
          </table:table-cell>
          <table:table-cell office:value-type="float" office:value="114092.51999999999" table:style-name="ce5">
            <text:p>114,093</text:p>
          </table:table-cell>
          <table:table-cell office:value-type="float" office:value="56461.35" table:style-name="ce5">
            <text:p>56,461</text:p>
          </table:table-cell>
          <table:table-cell office:value-type="float" office:value="583395.61" table:style-name="ce5">
            <text:p>583,39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83395.61" table:style-name="ce7">
            <text:p>583,396</text:p>
          </table:table-cell>
          <table:table-cell table:number-columns-repeated="16343"/>
        </table:table-row>
        <table:table-row table:style-name="ro2">
          <table:table-cell office:value-type="float" office:value="2025" table:style-name="ce4">
            <text:p>2025</text:p>
          </table:table-cell>
          <table:table-cell office:value-type="string" table:style-name="ce5">
            <text:p>November</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7" table:style-name="ce5">
            <text:p>7</text:p>
          </table:table-cell>
          <table:table-cell office:value-type="float" office:value="6.61" table:style-name="ce5">
            <text:p>7</text:p>
          </table:table-cell>
          <table:table-cell office:value-type="float" office:value="4" table:style-name="ce5">
            <text:p>4</text:p>
          </table:table-cell>
          <table:table-cell office:value-type="float" office:value="4" table:style-name="ce5">
            <text:p>4</text:p>
          </table:table-cell>
          <table:table-cell office:value-type="float" office:value="24" table:style-name="ce5">
            <text:p>24</text:p>
          </table:table-cell>
          <table:table-cell office:value-type="float" office:value="22.74" table:style-name="ce5">
            <text:p>23</text:p>
          </table:table-cell>
          <table:table-cell office:value-type="float" office:value="21" table:style-name="ce5">
            <text:p>21</text:p>
          </table:table-cell>
          <table:table-cell office:value-type="float" office:value="20.3" table:style-name="ce5">
            <text:p>20</text:p>
          </table:table-cell>
          <table:table-cell office:value-type="float" office:value="4" table:style-name="ce5">
            <text:p>4</text:p>
          </table:table-cell>
          <table:table-cell office:value-type="float" office:value="4" table:style-name="ce5">
            <text:p>4</text:p>
          </table:table-cell>
          <table:table-cell office:value-type="float" office:value="6" table:style-name="ce5">
            <text:p>6</text:p>
          </table:table-cell>
          <table:table-cell office:value-type="float" office:value="0" table:style-name="ce5">
            <text:p>0</text:p>
          </table:table-cell>
          <table:table-cell office:value-type="float" office:value="66" table:style-name="ce5">
            <text:p>66</text:p>
          </table:table-cell>
          <table:table-cell office:value-type="float" office:value="57.649999999999991" table:style-name="ce5">
            <text:p>5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66" table:style-name="ce5">
            <text:p>66</text:p>
          </table:table-cell>
          <table:table-cell office:value-type="float" office:value="57.649999999999991" table:style-name="ce5">
            <text:p>58</text:p>
          </table:table-cell>
          <table:table-cell office:value-type="float" office:value="248558.46000000002" table:style-name="ce5">
            <text:p>248,558</text:p>
          </table:table-cell>
          <table:table-cell office:value-type="float" office:value="6070.29" table:style-name="ce5">
            <text:p>6,070</text:p>
          </table:table-cell>
          <table:table-cell office:value-type="float" office:value="2667.19" table:style-name="ce5">
            <text:p>2,667</text:p>
          </table:table-cell>
          <table:table-cell office:value-type="float" office:value="0" table:style-name="ce5">
            <text:p>0</text:p>
          </table:table-cell>
          <table:table-cell office:value-type="float" office:value="69586.070000000007" table:style-name="ce5">
            <text:p>69,586</text:p>
          </table:table-cell>
          <table:table-cell office:value-type="float" office:value="34321.69" table:style-name="ce5">
            <text:p>34,322</text:p>
          </table:table-cell>
          <table:table-cell office:value-type="float" office:value="361203.7" table:style-name="ce5">
            <text:p>361,20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61203.7" table:style-name="ce7">
            <text:p>361,204</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table:style-name="ce1"/>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meta:initial-creator>Hartley, Robert</meta:initial-creator>
    <dc:creator>Sharma, Nikhil</dc:creator>
    <meta:creation-date>2022-09-30T10:29:42Z</meta:creation-date>
    <dc:date>2026-01-16T11:58:41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